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8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008000" fo:font-size="10pt" style:font-size-asian="10pt" style:font-size-complex="10pt"/>
    </style:style>
    <style:style style:name="P4" style:family="paragraph">
      <style:text-properties fo:color="#800000"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800000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9.9cm" svg:x2="3.2cm" svg:y2="3.6cm">
          <text:p/>
        </draw:line>
        <draw:line draw:style-name="gr1" draw:text-style-name="P1" draw:layer="layout" svg:x1="2.7cm" svg:y1="9.5cm" svg:x2="16cm" svg:y2="9.5cm">
          <text:p/>
        </draw:line>
        <draw:frame draw:style-name="gr2" draw:text-style-name="P2" draw:layer="layout" svg:width="2.4cm" svg:height="1cm" svg:x="1.1cm" svg:y="3.6cm">
          <draw:text-box>
            <text:p><text:span text:style-name="T1">Erreur</text:span></text:p>
          </draw:text-box>
        </draw:frame>
        <draw:frame draw:style-name="gr3" draw:text-style-name="P2" draw:layer="layout" svg:width="3.321cm" svg:height="0.882cm" svg:x="13.479cm" svg:y="9.7cm">
          <draw:text-box>
            <text:p><text:span text:style-name="T1">Complexité</text:span></text:p>
          </draw:text-box>
        </draw:frame>
        <draw:path draw:style-name="gr4" draw:text-style-name="P1" draw:layer="layout" svg:width="3.699cm" svg:height="10.124cm" draw:transform="rotate (-1.68110113552181) translate (13.4638704368963cm 6.01461754793138cm)" svg:viewBox="0 0 3700 10125" svg:d="m0 10125c385-54 1082-220 1473-453 464-275 720-757 1040-1164 323-411 566-882 736-1371 145-419 294-847 341-1289 44-412 128-798 107-1222-22-432-47-851-62-1284-15-448-32-658-109-1354l-221-1988">
          <text:p/>
        </draw:path>
        <draw:frame draw:style-name="gr3" draw:text-style-name="P3" draw:layer="layout" svg:width="2.005cm" svg:height="0.64cm" svg:x="4cm" svg:y="8.26cm">
          <draw:text-box>
            <text:p><text:span text:style-name="T2">Erreur LS</text:span></text:p>
          </draw:text-box>
        </draw:frame>
        <draw:path draw:style-name="gr5" draw:text-style-name="P1" draw:layer="layout" svg:width="5.634cm" svg:height="10.344cm" draw:transform="rotate (-1.46014245221937) translate (13.7777176862258cm 3.69928840363361cm)" svg:viewBox="0 0 5635 10345" svg:d="m0 10339c158 21 315-19 462-71 170-59 333-145 481-248 163-114 335-209 478-355 134-137 286-259 409-409 111-136 225-274 333-416 104-138 1017-1545 1095-1694 77-145 167-281 245-426 76-142 151-281 214-430 60-144 689-1588 767-1730 74-137 115-293 185-434 69-139 270-738 339-884 86-183 85-291 125-440 39-148 70-293 109-442s71-295 125-440c54-142 106-475 125-628 18-148 125-1143 143-1292">
          <text:p/>
        </draw:path>
        <draw:frame draw:style-name="gr3" draw:text-style-name="P3" draw:layer="layout" svg:width="2.411cm" svg:height="0.64cm" svg:x="4.989cm" svg:y="7.56cm">
          <draw:text-box>
            <text:p><text:span text:style-name="T2">Erreur LS++</text:span></text:p>
          </draw:text-box>
        </draw:frame>
        <draw:path draw:style-name="gr6" draw:text-style-name="P1" draw:layer="layout" svg:width="5.694cm" svg:height="6.755cm" draw:transform="skewX (-9.68228382981027E-017) rotate (-0.843168561639487) translate (8.68625139292836cm 0.130314961906283cm)" svg:viewBox="0 0 5695 6756" svg:d="m0 6755c200 9 951-86 1133-96 168-10 325-86 485-139 161-54 324-104 485-159 152-53 301-118 442-197 148-82 886-491 1024-594 129-97 425-372 537-473 106-97 193-208 305-301s175-234 282-337c110-108 401-685 464-822 61-137 491-1303 533-1802 34-639-106-1835-106-1835">
          <text:p/>
        </draw:path>
        <draw:path draw:style-name="gr6" draw:text-style-name="P1" draw:layer="layout" svg:width="5.251cm" svg:height="9.504cm" draw:transform="skewX (7.46245049747142E-017) rotate (-1.15191730631723) translate (12.2193647010642cm 0.773588322187868cm)" svg:viewBox="0 0 5252 9505" svg:d="m0 9499c159-5 317 27 477-22 181-56 364-117 531-215 155-90 308-188 466-275 144-81 255-207 394-292 145-88 364-292 488-400s1372-1360 1707-1867 915-1563 1068-2152c100-387 70-1331 112-1482 40-140-61-1213-103-1378-46-177-147-334-250-485-102-148-180-314-276-466-84-135-188-259-303-368l-113-97v0">
          <text:p/>
        </draw:path>
        <draw:frame draw:style-name="gr3" draw:text-style-name="P4" draw:layer="layout" svg:width="2.026cm" svg:height="0.64cm" svg:x="10.574cm" svg:y="5.7cm">
          <draw:text-box>
            <text:p><text:span text:style-name="T3">Erreur TS</text:span></text:p>
          </draw:text-box>
        </draw:frame>
        <draw:frame draw:style-name="gr3" draw:text-style-name="P4" draw:layer="layout" svg:width="2.432cm" svg:height="0.64cm" svg:x="12.168cm" svg:y="6.4cm">
          <draw:text-box>
            <text:p><text:span text:style-name="T3">Erreur TS++</text:span></text:p>
          </draw:text-box>
        </draw:frame>
        <draw:line draw:style-name="gr7" draw:text-style-name="P1" draw:layer="layout" svg:x1="8cm" svg:y1="3.8cm" svg:x2="8cm" svg:y2="10.1cm">
          <text:p/>
        </draw:line>
        <draw:frame draw:style-name="gr3" draw:text-style-name="P5" draw:layer="layout" svg:width="2.97cm" svg:height="1.361cm" svg:x="6.5cm" svg:y="10.2cm">
          <draw:text-box>
            <text:p text:style-name="P1"><text:span text:style-name="T4">Complexité</text:span></text:p>
            <text:p text:style-name="P1"><text:span text:style-name="T4">optimale</text:span></text:p>
          </draw:text-box>
        </draw:frame>
        <draw:line draw:style-name="gr1" draw:text-style-name="P1" draw:layer="layout" svg:x1="7.8cm" svg:y1="4.5cm" svg:x2="6cm" svg:y2="4.5cm">
          <text:p/>
        </draw:line>
        <draw:line draw:style-name="gr1" draw:text-style-name="P1" draw:layer="layout" svg:x1="8.2cm" svg:y1="4.5cm" svg:x2="10.1cm" svg:y2="4.5cm">
          <text:p/>
        </draw:line>
        <draw:frame draw:style-name="gr3" draw:text-style-name="P6" draw:layer="layout" svg:width="2.606cm" svg:height="0.725cm" svg:x="5.4cm" svg:y="3.7cm">
          <draw:text-box>
            <text:p><text:span text:style-name="T5">underfitting</text:span></text:p>
          </draw:text-box>
        </draw:frame>
        <draw:frame draw:style-name="gr3" draw:text-style-name="P6" draw:layer="layout" svg:width="2.339cm" svg:height="0.725cm" svg:x="8.1cm" svg:y="3.675cm">
          <draw:text-box>
            <text:p><text:span text:style-name="T5">overfitting</text:span></text:p>
          </draw:text-box>
        </draw:frame>
        <draw:line draw:style-name="gr1" draw:text-style-name="P1" draw:layer="layout" svg:x1="3.4cm" svg:y1="19.339cm" svg:x2="3.4cm" svg:y2="13.039cm">
          <text:p/>
        </draw:line>
        <draw:line draw:style-name="gr1" draw:text-style-name="P1" draw:layer="layout" svg:x1="2.9cm" svg:y1="18.939cm" svg:x2="16.2cm" svg:y2="18.939cm">
          <text:p/>
        </draw:line>
        <draw:frame draw:style-name="gr2" draw:text-style-name="P2" draw:layer="layout" svg:width="2.4cm" svg:height="1cm" svg:x="1.3cm" svg:y="13.039cm">
          <draw:text-box>
            <text:p><text:span text:style-name="T1">Erreur</text:span></text:p>
          </draw:text-box>
        </draw:frame>
        <draw:frame draw:style-name="gr3" draw:text-style-name="P2" draw:layer="layout" svg:width="4.651cm" svg:height="2.144cm" svg:x="15.2cm" svg:y="19.118cm">
          <draw:text-box>
            <text:p><text:span text:style-name="T1">N (taille de</text:span></text:p>
            <text:p><text:span text:style-name="T1">l'échantillon</text:span></text:p>
            <text:p><text:span text:style-name="T1">d'apprentissage)</text:span></text:p>
          </draw:text-box>
        </draw:frame>
        <draw:line draw:style-name="gr8" draw:text-style-name="P1" draw:layer="layout" svg:x1="3.4cm" svg:y1="17.2cm" svg:x2="15.9cm" svg:y2="17.2cm">
          <text:p/>
        </draw:line>
        <draw:frame draw:style-name="gr3" draw:text-style-name="P7" draw:layer="layout" svg:width="4.155cm" svg:height="1.916cm" svg:x="-1.055cm" svg:y="16.084cm">
          <draw:text-box>
            <text:p text:style-name="P7"><text:span text:style-name="T4">Plus petit taux</text:span></text:p>
            <text:p text:style-name="P7"><text:span text:style-name="T4">d'erreur, celui du</text:span></text:p>
            <text:p text:style-name="P7"><text:span text:style-name="T4">modèle optimal</text:span></text:p>
          </draw:text-box>
        </draw:frame>
        <draw:path draw:style-name="gr6" draw:text-style-name="P1" draw:layer="layout" svg:width="9.503cm" svg:height="8.236cm" draw:transform="rotate (0.844215759189498) translate (3.4296360227092cm 18.9323448301744cm)" svg:viewBox="0 0 9504 8237" svg:d="m0 21c314-46 655-22 929 143 811 390 2022 1365 2231 1537s867 737 1080 913c201 166 2038 1992 2209 2184 176 198 3055 3439 3055 3439">
          <text:p/>
        </draw:path>
        <draw:frame draw:style-name="gr3" draw:text-style-name="P4" draw:layer="layout" svg:width="0.955cm" svg:height="0.64cm" svg:x="12.8cm" svg:y="17.3cm">
          <draw:text-box>
            <text:p text:style-name="P4"><text:span text:style-name="T3">TS</text:span></text:p>
          </draw:text-box>
        </draw:frame>
        <draw:path draw:style-name="gr5" draw:text-style-name="P1" draw:layer="layout" svg:width="3.447cm" svg:height="12.255cm" draw:transform="rotate (-1.5707963267946) translate (15.7999999999949cm 13.5859999999818cm)" svg:viewBox="0 0 3448 12256" svg:d="m0 12256c314-56 349-70 526-119 488-135 888-537 1068-746 126-183 649-847 712-1052 55-180 176-339 221-526 45-185 280-895 339-1068s85-349 136-526c50-173 99-348 135-526 37-185 54-375 102-559 47-180 110-1432 136-1612 26-179 14-361 17-542 3-180 42-893 51-1069 9-185 3-374 0-560-3-180-29-3351-29-3351">
          <text:p/>
        </draw:path>
        <draw:frame draw:style-name="gr3" draw:text-style-name="P3" draw:layer="layout" svg:width="0.93cm" svg:height="0.64cm" svg:x="12.87cm" svg:y="16.4cm">
          <draw:text-box>
            <text:p><text:span text:style-name="T2">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0T17:16:20.64</meta:creation-date>
    <dc:date>2012-10-11T16:37:48.04</dc:date>
    <meta:editing-duration>PT22M6S</meta:editing-duration>
    <meta:editing-cycles>3</meta:editing-cycles>
    <meta:generator>OpenOffice.org/3.4.1$Win32 OpenOffice.org_project/341m1$Build-9593</meta:generator>
    <meta:document-statistic meta:object-count="28"/>
  </office:meta>
</office:document-meta>
</file>